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Versionamento" style:family="table">
      <style:table-properties style:width="16.007cm" fo:margin-left="0cm" fo:margin-right="-0.007cm" fo:break-before="page" table:align="margins"/>
    </style:style>
    <style:style style:name="Versionamento.A" style:family="table-column">
      <style:table-column-properties style:column-width="2.196cm" style:rel-column-width="1245*"/>
    </style:style>
    <style:style style:name="Versionamento.B" style:family="table-column">
      <style:table-column-properties style:column-width="1.561cm" style:rel-column-width="885*"/>
    </style:style>
    <style:style style:name="Versionamento.C" style:family="table-column">
      <style:table-column-properties style:column-width="8.149cm" style:rel-column-width="4620*"/>
    </style:style>
    <style:style style:name="Versionamento.D" style:family="table-column">
      <style:table-column-properties style:column-width="4.101cm" style:rel-column-width="2325*"/>
    </style:style>
    <style:style style:name="Versionament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amento.D1" style:family="table-cell">
      <style:table-cell-properties fo:padding="0.097cm" fo:border="0.002cm solid #000000"/>
    </style:style>
    <style:style style:name="Versionamento.A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Versionamento.B2" style:family="table-cell">
      <style:table-cell-properties fo:padding="0.097cm" fo:border-left="0.002cm solid #000000" fo:border-right="none" fo:border-top="none" fo:border-bottom="0.002cm solid #000000"/>
    </style:style>
    <style:style style:name="Versionamento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roblema1" style:family="table">
      <style:table-properties style:width="16.007cm" fo:margin-left="0cm" fo:margin-right="-0.007cm" table:align="margins"/>
    </style:style>
    <style:style style:name="Problema1.A" style:family="table-column">
      <style:table-column-properties style:column-width="3.201cm" style:rel-column-width="1815*"/>
    </style:style>
    <style:style style:name="Problema1.B" style:family="table-column">
      <style:table-column-properties style:column-width="12.806cm" style:rel-column-width="7260*"/>
    </style:style>
    <style:style style:name="Problem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blema1.B1" style:family="table-cell">
      <style:table-cell-properties fo:padding="0.097cm" fo:border="0.002cm solid #000000"/>
    </style:style>
    <style:style style:name="Problema1.A2" style:family="table-cell">
      <style:table-cell-properties fo:padding="0.097cm" fo:border-left="0.002cm solid #000000" fo:border-right="none" fo:border-top="none" fo:border-bottom="0.002cm solid #000000"/>
    </style:style>
    <style:style style:name="Problem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007cm" fo:margin-left="0cm" fo:margin-right="-0.007cm" table:align="margins"/>
    </style:style>
    <style:style style:name="Tabela1.A" style:family="table-column">
      <style:table-column-properties style:column-width="3.201cm" style:rel-column-width="1815*"/>
    </style:style>
    <style:style style:name="Tabela1.B" style:family="table-column">
      <style:table-column-properties style:column-width="12.806cm" style:rel-column-width="726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007cm" fo:margin-left="0cm" fo:margin-right="-0.007cm" table:align="margins"/>
    </style:style>
    <style:style style:name="Tabela2.A" style:family="table-column">
      <style:table-column-properties style:column-width="3.201cm" style:rel-column-width="1815*"/>
    </style:style>
    <style:style style:name="Tabela2.B" style:family="table-column">
      <style:table-column-properties style:column-width="12.806cm" style:rel-column-width="7260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Interessados" style:family="table">
      <style:table-properties style:width="16.007cm" fo:margin-left="0cm" fo:margin-right="-0.007cm" table:align="margins"/>
    </style:style>
    <style:style style:name="Interessados.A" style:family="table-column">
      <style:table-column-properties style:column-width="2.593cm" style:rel-column-width="1470*"/>
    </style:style>
    <style:style style:name="Interessados.B" style:family="table-column">
      <style:table-column-properties style:column-width="2.355cm" style:rel-column-width="1335*"/>
    </style:style>
    <style:style style:name="Interessados.C" style:family="table-column">
      <style:table-column-properties style:column-width="11.06cm" style:rel-column-width="6270*"/>
    </style:style>
    <style:style style:name="Interessad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nteressados.C1" style:family="table-cell">
      <style:table-cell-properties fo:padding="0.097cm" fo:border="0.002cm solid #000000"/>
    </style:style>
    <style:style style:name="Interessados.A2" style:family="table-cell">
      <style:table-cell-properties fo:padding="0.097cm" fo:border-left="0.002cm solid #000000" fo:border-right="none" fo:border-top="none" fo:border-bottom="0.002cm solid #000000"/>
    </style:style>
    <style:style style:name="Interessad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007cm" fo:margin-left="0cm" fo:margin-right="-0.007cm" table:align="margins"/>
    </style:style>
    <style:style style:name="Tabela3.A" style:family="table-column">
      <style:table-column-properties style:column-width="4.101cm" style:rel-column-width="2325*"/>
    </style:style>
    <style:style style:name="Tabela3.B" style:family="table-column">
      <style:table-column-properties style:column-width="9.313cm" style:rel-column-width="5280*"/>
    </style:style>
    <style:style style:name="Tabela3.C" style:family="table-column">
      <style:table-column-properties style:column-width="2.593cm" style:rel-column-width="1470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AmbienteOperacional" style:family="table">
      <style:table-properties style:width="16.007cm" fo:margin-left="0cm" fo:margin-right="-0.007cm" table:align="margins"/>
    </style:style>
    <style:style style:name="AmbienteOperacional.A" style:family="table-column">
      <style:table-column-properties style:column-width="2.884cm" style:rel-column-width="1635*"/>
    </style:style>
    <style:style style:name="AmbienteOperacional.B" style:family="table-column">
      <style:table-column-properties style:column-width="13.123cm" style:rel-column-width="7440*"/>
    </style:style>
    <style:style style:name="AmbienteOperaciona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mbienteOperacional.B1" style:family="table-cell">
      <style:table-cell-properties fo:padding="0.097cm" fo:border="0.002cm solid #000000"/>
    </style:style>
    <style:style style:name="AmbienteOperacional.A2" style:family="table-cell">
      <style:table-cell-properties fo:padding="0.097cm" fo:border-left="0.002cm solid #000000" fo:border-right="none" fo:border-top="none" fo:border-bottom="0.002cm solid #000000"/>
    </style:style>
    <style:style style:name="AmbienteOperacional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fo:font-size="12pt" style:font-size-asian="10.5pt" style:font-size-complex="12pt"/>
    </style:style>
    <style:style style:name="P2" style:family="paragraph" style:parent-style-name="Text_20_body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line-height="150%" fo:text-align="justify" style:justify-single-word="false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5" style:family="paragraph" style:parent-style-name="Text_20_body" style:list-style-name="L3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Text_20_body" style:list-style-name="L4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ext_20_body" style:list-style-name="L5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2.501cm" fo:margin-right="0cm" fo:line-height="150%" fo:text-align="justify" style:justify-single-word="false" fo:text-indent="0cm" style:auto-text-indent="false"/>
    </style:style>
    <style:style style:name="P9" style:family="paragraph" style:parent-style-name="Tabletext">
      <style:paragraph-properties fo:margin-left="0.06cm" fo:margin-right="0cm" fo:margin-top="0.106cm" fo:margin-bottom="0.106cm" fo:line-height="150%" fo:text-align="justify" style:justify-single-word="false" fo:text-indent="0cm" style:auto-text-indent="false" style:snap-to-layout-grid="false"/>
      <style:text-properties fo:font-size="12pt" fo:language="pt" fo:country="BR" style:font-size-asian="12pt" style:font-size-complex="12pt" style:language-complex="ar" style:country-complex="SA"/>
    </style:style>
    <style:style style:name="P10" style:family="paragraph" style:parent-style-name="Tabletext">
      <style:paragraph-properties fo:margin-left="0.06cm" fo:margin-right="0cm" fo:margin-top="0.106cm" fo:margin-bottom="0.106cm" fo:line-height="150%" fo:text-align="justify" style:justify-single-word="false" fo:text-indent="0cm" style:auto-text-indent="false" style:snap-to-layout-grid="false"/>
      <style:text-properties style:font-name="Times New Roman" fo:font-size="12pt" fo:language="pt" fo:country="BR" style:font-size-asian="12pt" style:font-size-complex="12pt" style:language-complex="ar" style:country-complex="SA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5" style:family="paragraph" style:parent-style-name="Standard">
      <style:paragraph-properties fo:margin-top="0cm" fo:margin-bottom="0.353cm" fo:line-height="150%" fo:text-align="justify" style:justify-single-word="false" style:snap-to-layout-grid="false"/>
    </style:style>
    <style:style style:name="P16" style:family="paragraph" style:parent-style-name="Standard">
      <style:paragraph-properties fo:margin-top="0cm" fo:margin-bottom="0.353cm" fo:line-height="150%" fo:text-align="justify" style:justify-single-word="false" style:snap-to-layout-grid="false"/>
      <style:text-properties fo:font-weight="normal" style:font-weight-asian="normal" style:font-weight-complex="normal"/>
    </style:style>
    <style:style style:name="P17" style:family="paragraph" style:parent-style-name="Standard" style:list-style-name="WW8Num5">
      <style:paragraph-properties fo:margin-left="1.27cm" fo:margin-right="0cm" fo:margin-top="0cm" fo:margin-bottom="0cm" fo:line-height="150%" fo:text-align="justify" style:justify-single-word="false" fo:hyphenation-ladder-count="no-limit" fo:text-indent="-0.635cm" style:auto-text-indent="false" style:snap-to-layout-grid="false">
        <style:tab-stops>
          <style:tab-stop style:position="3.81cm"/>
        </style:tab-stops>
      </style:paragraph-properties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top="0cm" fo:margin-bottom="0cm" fo:line-height="150%" fo:text-align="justify" style:justify-single-word="false"/>
    </style:style>
    <style:style style:name="P19" style:family="paragraph" style:parent-style-name="Standard" style:list-style-name="L2">
      <style:paragraph-properties fo:margin-top="0cm" fo:margin-bottom="0cm" fo:line-height="150%" fo:text-align="justify" style:justify-single-word="false" fo:hyphenation-ladder-count="no-limit" style:snap-to-layout-grid="false">
        <style:tab-stops>
          <style:tab-stop style:position="3.81cm"/>
        </style:tab-stops>
      </style:paragraph-properties>
      <style:text-properties fo:hyphenate="true" fo:hyphenation-remain-char-count="2" fo:hyphenation-push-char-count="2"/>
    </style:style>
    <style:style style:name="P20" style:family="paragraph" style:parent-style-name="Standard">
      <style:paragraph-properties fo:margin-top="0cm" fo:margin-bottom="0cm" fo:line-height="150%" fo:text-align="justify" style:justify-single-word="false" style:snap-to-layout-grid="false"/>
    </style:style>
    <style:style style:name="P21" style:family="paragraph" style:parent-style-name="Standard" style:list-style-name="L2">
      <style:paragraph-properties fo:margin-left="1.251cm" fo:margin-right="0cm" fo:margin-top="0cm" fo:margin-bottom="0cm" fo:line-height="150%" fo:text-align="justify" style:justify-single-word="false" fo:hyphenation-ladder-count="no-limit" fo:text-indent="-0.635cm" style:auto-text-indent="false" style:snap-to-layout-grid="false">
        <style:tab-stops>
          <style:tab-stop style:position="3.81cm"/>
        </style:tab-stops>
      </style:paragraph-properties>
      <style:text-properties fo:hyphenate="true" fo:hyphenation-remain-char-count="2" fo:hyphenation-push-char-count="2"/>
    </style:style>
    <style:style style:name="P22" style:family="paragraph" style:parent-style-name="Standard" style:list-style-name="WW8Num3">
      <style:paragraph-properties fo:margin-left="2.501cm" fo:margin-right="0cm" fo:line-height="150%" fo:text-align="justify" style:justify-single-word="false" fo:text-indent="-0.635cm" style:auto-text-indent="false">
        <style:tab-stops>
          <style:tab-stop style:position="7.557cm"/>
        </style:tab-stops>
      </style:paragraph-properties>
    </style:style>
    <style:style style:name="P23" style:family="paragraph" style:parent-style-name="Standard">
      <style:paragraph-properties fo:margin-left="0.009cm" fo:margin-right="0.009cm" fo:margin-top="0cm" fo:margin-bottom="0.353cm" fo:line-height="150%" fo:text-align="justify" style:justify-single-word="false" fo:text-indent="0cm" style:auto-text-indent="false" style:snap-to-layout-grid="false"/>
    </style:style>
    <style:style style:name="P24" style:family="paragraph" style:parent-style-name="Standard" style:list-style-name="WW8Num3">
      <style:paragraph-properties fo:margin-left="2.519cm" fo:margin-right="0cm" fo:line-height="150%" fo:text-align="justify" style:justify-single-word="false" fo:text-indent="-0.635cm" style:auto-text-indent="false">
        <style:tab-stops>
          <style:tab-stop style:position="7.557cm"/>
        </style:tab-stops>
      </style:paragraph-properties>
    </style:style>
    <style:style style:name="P25" style:family="paragraph" style:parent-style-name="Standard">
      <style:paragraph-properties fo:margin-left="0.058cm" fo:margin-right="0cm" fo:margin-top="0cm" fo:margin-bottom="0.353cm" fo:line-height="150%" fo:text-align="justify" style:justify-single-word="false" fo:text-indent="0cm" style:auto-text-indent="false" style:snap-to-layout-grid="false"/>
    </style:style>
    <style:style style:name="P26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>
          <style:tab-stop style:position="3.334cm"/>
        </style:tab-stops>
      </style:paragraph-properties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</style:style>
    <style:style style:name="P31" style:family="paragraph" style:parent-style-name="Table_20_Contents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margin-left="0.035cm" fo:margin-right="0.009cm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4" style:family="paragraph" style:parent-style-name="Heading_20_1">
      <style:paragraph-properties fo:line-height="150%" fo:text-align="justify" style:justify-single-word="false"/>
      <style:text-properties style:font-name="Times New Roman" fo:font-size="26pt" style:font-size-asian="26pt" style:font-size-complex="26pt"/>
    </style:style>
    <style:style style:name="P35" style:family="paragraph" style:parent-style-name="Heading_20_1">
      <style:paragraph-properties fo:line-height="150%" fo:text-align="justify" style:justify-single-word="false"/>
    </style:style>
    <style:style style:name="P36" style:family="paragraph" style:parent-style-name="Heading_20_1">
      <style:paragraph-properties fo:line-height="150%" fo:text-align="justify" style:justify-single-word="false" fo:break-before="page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p text:style-name="P4">Documento de visão</text:p>
      <text:p text:style-name="P2"><text:span text:style-name="T2">Para o sistema Viajantes</text:span></text:p>
      <table:table table:name="Versionamento" table:style-name="Versionamento">
        <table:table-column table:style-name="Versionamento.A"/>
        <table:table-column table:style-name="Versionamento.B"/>
        <table:table-column table:style-name="Versionamento.C"/>
        <table:table-column table:style-name="Versionamento.D"/>
        <table:table-row>
          <table:table-cell table:style-name="Versionamento.A1" office:value-type="string">
            <text:p text:style-name="P29">Data</text:p>
          </table:table-cell>
          <table:table-cell table:style-name="Versionamento.A1" office:value-type="string">
            <text:p text:style-name="P29">Versão</text:p>
          </table:table-cell>
          <table:table-cell table:style-name="Versionamento.A1" office:value-type="string">
            <text:p text:style-name="P28">Descrição</text:p>
          </table:table-cell>
          <table:table-cell table:style-name="Versionamento.D1" office:value-type="string">
            <text:p text:style-name="P28">Autor</text:p>
          </table:table-cell>
        </table:table-row>
        <table:table-row>
          <table:table-cell table:style-name="Versionamento.A2" office:value-type="date" office:date-value="2009-04-04">
            <text:p text:style-name="P27">04/04/2009</text:p>
          </table:table-cell>
          <table:table-cell table:style-name="Versionamento.B2" office:value-type="string">
            <text:p text:style-name="P9">(1.0)</text:p>
          </table:table-cell>
          <table:table-cell table:style-name="Versionamento.B2" office:value-type="string">
            <text:p text:style-name="P27">Criação do documento</text:p>
          </table:table-cell>
          <table:table-cell table:style-name="Versionamento.D2" office:value-type="string">
            <text:p text:style-name="P27">Ricardo</text:p>
          </table:table-cell>
        </table:table-row>
        <table:table-row>
          <table:table-cell table:style-name="Versionamento.A2" office:value-type="date" office:date-value="2009-04-06">
            <text:p text:style-name="P27">06/04/2009</text:p>
          </table:table-cell>
          <table:table-cell table:style-name="Versionamento.B2" office:value-type="string">
            <text:p text:style-name="P10">(1.1)</text:p>
          </table:table-cell>
          <table:table-cell table:style-name="Versionamento.B2" office:value-type="string">
            <text:p text:style-name="P27">Revisão do documento</text:p>
          </table:table-cell>
          <table:table-cell table:style-name="Versionamento.D2" office:value-type="string">
            <text:p text:style-name="P27">Túlio</text:p>
          </table:table-cell>
        </table:table-row>
        <table:table-row>
          <table:table-cell table:style-name="Versionamento.A2" office:value-type="date" office:date-value="2009-04-09">
            <text:p text:style-name="P27">09/04/2009</text:p>
          </table:table-cell>
          <table:table-cell table:style-name="Versionamento.B2" office:value-type="string">
            <text:p text:style-name="P10">(1.2)</text:p>
          </table:table-cell>
          <table:table-cell table:style-name="Versionamento.B2" office:value-type="string">
            <text:p text:style-name="P27">Complemento do documento</text:p>
          </table:table-cell>
          <table:table-cell table:style-name="Versionamento.D2" office:value-type="string">
            <text:p text:style-name="P33">Pedro, Ricardo e Túlio</text:p>
          </table:table-cell>
        </table:table-row>
        <table:table-row>
          <table:table-cell table:style-name="Versionamento.A2" office:value-type="date" office:date-value="2009-04-16">
            <text:p text:style-name="P27">16/04/2009</text:p>
          </table:table-cell>
          <table:table-cell table:style-name="Versionamento.B2" office:value-type="string">
            <text:p text:style-name="P10">(1.3)</text:p>
          </table:table-cell>
          <table:table-cell table:style-name="Versionamento.B2" office:value-type="string">
            <text:p text:style-name="P27">Correção do documento</text:p>
          </table:table-cell>
          <table:table-cell table:style-name="Versionamento.D2" office:value-type="string">
            <text:p text:style-name="P27">Pedro</text:p>
          </table:table-cell>
        </table:table-row>
        <table:table-row>
          <table:table-cell table:style-name="Versionamento.A2" office:value-type="date" office:date-value="2009-04-20">
            <text:p text:style-name="P27">20/04/2009</text:p>
          </table:table-cell>
          <table:table-cell table:style-name="Versionamento.B2" office:value-type="string">
            <text:p text:style-name="P10">(1.4)</text:p>
          </table:table-cell>
          <table:table-cell table:style-name="Versionamento.B2" office:value-type="string">
            <text:p text:style-name="P27">Revisão</text:p>
          </table:table-cell>
          <table:table-cell table:style-name="Versionamento.D2" office:value-type="string">
            <text:p text:style-name="P27">Túlio</text:p>
          </table:table-cell>
        </table:table-row>
        <table:table-row>
          <table:table-cell table:style-name="Versionamento.A2" office:value-type="date" office:date-value="2009-04-23">
            <text:p text:style-name="P27">23/04/2009</text:p>
          </table:table-cell>
          <table:table-cell table:style-name="Versionamento.B2" office:value-type="string">
            <text:p text:style-name="P10">(1.5)</text:p>
          </table:table-cell>
          <table:table-cell table:style-name="Versionamento.B2" office:value-type="string">
            <text:p text:style-name="P27">Complemento do documento [Custo]</text:p>
          </table:table-cell>
          <table:table-cell table:style-name="Versionamento.D2" office:value-type="string">
            <text:p text:style-name="P27">Pedro</text:p>
          </table:table-cell>
        </table:table-row>
        <table:table-row>
          <table:table-cell table:style-name="Versionamento.A2" office:value-type="date" office:date-value="2009-04-26">
            <text:p text:style-name="P27">26/04/2009</text:p>
          </table:table-cell>
          <table:table-cell table:style-name="Versionamento.B2" office:value-type="string">
            <text:p text:style-name="P10">(1.6)</text:p>
          </table:table-cell>
          <table:table-cell table:style-name="Versionamento.B2" office:value-type="string">
            <text:p text:style-name="P27">Complemento do documento [Restrições e Ambiente de operação]</text:p>
          </table:table-cell>
          <table:table-cell table:style-name="Versionamento.D2" office:value-type="string">
            <text:p text:style-name="P27">Ricardo</text:p>
          </table:table-cell>
        </table:table-row>
        <table:table-row>
          <table:table-cell table:style-name="Versionamento.A2" office:value-type="date" office:date-value="2009-05-03">
            <text:p text:style-name="P27">03/05/2009</text:p>
          </table:table-cell>
          <table:table-cell table:style-name="Versionamento.B2" office:value-type="string">
            <text:p text:style-name="P10">(1.7)</text:p>
          </table:table-cell>
          <table:table-cell table:style-name="Versionamento.B2" office:value-type="string">
            <text:p text:style-name="P27">Adição de requisitos não funcionais e revisão do ambiente de operação</text:p>
          </table:table-cell>
          <table:table-cell table:style-name="Versionamento.D2" office:value-type="string">
            <text:p text:style-name="P27">Túlio</text:p>
          </table:table-cell>
        </table:table-row>
        <table:table-row>
          <table:table-cell table:style-name="Versionamento.A2" office:value-type="date" office:date-value="2009-08-26">
            <text:p text:style-name="P27">26/08/2009</text:p>
          </table:table-cell>
          <table:table-cell table:style-name="Versionamento.B2" office:value-type="string">
            <text:p text:style-name="P10">(1.8)</text:p>
          </table:table-cell>
          <table:table-cell table:style-name="Versionamento.B2" office:value-type="string">
            <text:p text:style-name="P27">Refinamento do documento</text:p>
          </table:table-cell>
          <table:table-cell table:style-name="Versionamento.D2" office:value-type="string">
            <text:p text:style-name="P27">Ricardo</text:p>
          </table:table-cell>
        </table:table-row>
      </table:table>
      <text:p text:style-name="P1"><text:span text:style-name="T1"/></text:p>
      <text:table-of-content text:style-name="Sect1" text:protected="true" text:name="Sumário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ário1_Head">
            <text:p text:style-name="P37">Sumário</text:p>
          </text:index-title>
          <text:p text:style-name="P38">1 – Propósito do documento<text:tab/>4</text:p>
          <text:p text:style-name="P38">2 – Problema<text:tab/>4</text:p>
          <text:p text:style-name="P38">3 – Interessados<text:tab/>5</text:p>
          <text:p text:style-name="P38">4 – Necessidades dos Interessados<text:tab/>5</text:p>
          <text:p text:style-name="P38">5 – Características de Software<text:tab/>6</text:p>
          <text:p text:style-name="P38">6 – Requisitos Não-Funcionais<text:tab/>7</text:p>
          <text:p text:style-name="P38">7 – Ambiente de Operação<text:tab/>8</text:p>
        </text:index-body>
      </text:table-of-content>
      <text:p text:style-name="P1"><text:span text:style-name="T1"/></text:p>
      <text:h text:style-name="P36" text:outline-level="1">1 – Propósito do documento</text:h>
      <text:p text:style-name="P13">O “Documento de Visão” fornece uma base de alto nível - delimitando o escopo - para futuro detalhamento dos requisitos do projeto. O documento de Visão captura restrições de design e requisitos de nível muito elevado para que o leitor possa compreender o sistema a ser desenvolvido.</text:p>
      <text:p text:style-name="P12">Ele fornece informações para o processo de aprovação do projeto e, portanto, está intrinsecamente relacionado ao serviço a ser entregue. Ele comunica os principais questionamentos relacionados ao projeto e funciona como um regulador com base no qual todas as decisões futuras deverão ser validadas.</text:p>
      <text:h text:style-name="P35" text:outline-level="1">2 – Problema</text:h>
      <table:table table:name="Problema1" table:style-name="Problema1">
        <table:table-column table:style-name="Problema1.A"/>
        <table:table-column table:style-name="Problema1.B"/>
        <table:table-row>
          <table:table-cell table:style-name="Problema1.A1" office:value-type="string">
            <text:p text:style-name="P32">O problema de</text:p>
          </table:table-cell>
          <table:table-cell table:style-name="Problema1.B1" office:value-type="string">
            <text:p text:style-name="P15">Algumas pessoas não conhecem outros roteiros de viagens além dos tradicionais e não tem acesso a esse tipo de informação.</text:p>
          </table:table-cell>
        </table:table-row>
        <table:table-row>
          <table:table-cell table:style-name="Problema1.A2" office:value-type="string">
            <text:p text:style-name="P32">Afeta</text:p>
          </table:table-cell>
          <table:table-cell table:style-name="Problema1.B2" office:value-type="string">
            <text:p text:style-name="P15">A pouca variação de destino de viagens.</text:p>
          </table:table-cell>
        </table:table-row>
        <table:table-row>
          <table:table-cell table:style-name="Problema1.A2" office:value-type="string">
            <text:p text:style-name="P32">Cujo impacto é</text:p>
          </table:table-cell>
          <table:table-cell table:style-name="Problema1.B2" office:value-type="string">
            <text:list xml:id="list542837883" text:style-name="L2">
              <text:list-item>
                <text:p text:style-name="P19">Deixa de conhecer locais que costumam ser atrativos a turistas.</text:p>
              </text:list-item>
              <text:list-item>
                <text:p text:style-name="P21">Conhece locais que não são mais visitados e desejados.</text:p>
              </text:list-item>
            </text:list>
          </table:table-cell>
        </table:table-row>
        <table:table-row>
          <table:table-cell table:style-name="Problema1.A2" office:value-type="string">
            <text:p text:style-name="P32">Uma boa solução seria</text:p>
          </table:table-cell>
          <table:table-cell table:style-name="Problema1.B2" office:value-type="string">
            <text:p text:style-name="P23">Criar um ambiente em que as pessoas pudessem consultar informações sobre viagens, cidade e pontos turísticos.</text:p>
          </table:table-cell>
        </table:table-row>
      </table:table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2">O problema de</text:p>
          </table:table-cell>
          <table:table-cell table:style-name="Tabela1.B1" office:value-type="string">
            <text:p text:style-name="P15">Um grupo de pessoas não consegue compartilhar as experiências de suas viagens.</text:p>
          </table:table-cell>
        </table:table-row>
        <table:table-row>
          <table:table-cell table:style-name="Tabela1.A2" office:value-type="string">
            <text:p text:style-name="P32">Afeta</text:p>
          </table:table-cell>
          <table:table-cell table:style-name="Tabela1.B2" office:value-type="string">
            <text:p text:style-name="P15">O compartilhamento de experiências com amigos, familiares e interessados.</text:p>
          </table:table-cell>
        </table:table-row>
        <table:table-row>
          <table:table-cell table:style-name="Tabela1.A2" office:value-type="string">
            <text:p text:style-name="P32">Cujo impacto é</text:p>
          </table:table-cell>
          <table:table-cell table:style-name="Tabela1.B2" office:value-type="string">
            <text:list xml:id="list1536579358" text:continue-list="list542837883" text:style-name="WW8Num5">
              <text:list-item>
                <text:p text:style-name="P17">Experiências e histórias presas em um pequeno ciclo de amizades.</text:p>
              </text:list-item>
            </text:list>
          </table:table-cell>
        </table:table-row>
        <table:table-row>
          <table:table-cell table:style-name="Tabela1.A2" office:value-type="string">
            <text:p text:style-name="P32">Uma boa solução seria</text:p>
          </table:table-cell>
          <table:table-cell table:style-name="Tabela1.B2" office:value-type="string">
            <text:p text:style-name="P23">Criar um ambiente em que as pessoas pudessem relatar as suas experiências.</text:p>
          </table:table-cell>
        </table:table-row>
      </table:table>
      <text:p text:style-name="P11"/>
      <text:p text:style-name="P11"/>
      <text:p text:style-name="P11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P32">O problema de</text:p>
          </table:table-cell>
          <table:table-cell table:style-name="Tabela2.B1" office:value-type="string">
            <text:p text:style-name="P15">Não existir uma forma conveniente de planejar os custos de uma viagem de acordo com o roteiro.</text:p>
          </table:table-cell>
        </table:table-row>
        <table:table-row>
          <table:table-cell table:style-name="Tabela2.A2" office:value-type="string">
            <text:p text:style-name="P32">Afeta</text:p>
          </table:table-cell>
          <table:table-cell table:style-name="Tabela2.B2" office:value-type="string">
            <text:p text:style-name="P15">O planejamento financeiro do viajante.</text:p>
          </table:table-cell>
        </table:table-row>
        <table:table-row>
          <table:table-cell table:style-name="Tabela2.A2" office:value-type="string">
            <text:p text:style-name="P32">Cujo impacto é</text:p>
          </table:table-cell>
          <table:table-cell table:style-name="Tabela2.B2" office:value-type="string">
            <text:list xml:id="list1527142565" text:style-name="WW8Num5">
              <text:list-item>
                <text:p text:style-name="P17">Não ter controle do quanto gastar e como <text:s/>distribuir os custos durante de uma viajem.</text:p>
              </text:list-item>
            </text:list>
          </table:table-cell>
        </table:table-row>
        <table:table-row>
          <table:table-cell table:style-name="Tabela2.A2" office:value-type="string">
            <text:p text:style-name="P32">Uma boa solução seria</text:p>
          </table:table-cell>
          <table:table-cell table:style-name="Tabela2.B2" office:value-type="string">
            <text:p text:style-name="P15">Prover uma forma relacionar trechos de viagens com descrições de custos planejados e executados.</text:p>
          </table:table-cell>
        </table:table-row>
      </table:table>
      <text:h text:style-name="P35" text:outline-level="1">3 – Interessados</text:h>
      <text:p text:style-name="P14">O projeto tem como interessado: </text:p>
      <text:list xml:id="list1416145129" text:style-name="WW8Num3">
        <text:list-item>
          <text:p text:style-name="P22"><text:span text:style-name="T3">Viajante:</text:span> As pessoas que costumam viajar procurando novos roteiros, interessadas em guardar e compartilhar informações sobre suas viagens, e que desejam saber mais sobre determinadas cidades e pontos turísticos.</text:p>
        </text:list-item>
        <text:list-item>
          <text:p text:style-name="P22"><text:span text:style-name="T4">Donos de estabelecimentos:</text:span> As pessoas que possuem estabelecimentos como bares, restaurantes e hotéis, interessados em divulgar melhor seu empreendimento, informando contatos, localização e características.</text:p>
        </text:list-item>
        <text:list-item>
          <text:p text:style-name="P24"><text:span text:style-name="T4">Empresas de turismo: </text:span>As empresas que tem como interesse integrar ao sistema para, além de consultar informações, poderem montar e oferecer roteiros de viagem a seus clientes através da ferramenta.</text:p>
        </text:list-item>
      </text:list>
      <text:h text:style-name="P35" text:outline-level="1">4 – Necessidades dos Interessados</text:h>
      <table:table table:name="Interessados" table:style-name="Interessados">
        <table:table-column table:style-name="Interessados.A"/>
        <table:table-column table:style-name="Interessados.B"/>
        <table:table-column table:style-name="Interessados.C"/>
        <table:table-row>
          <table:table-cell table:style-name="Interessados.A1" office:value-type="string">
            <text:p text:style-name="P31">Identificador</text:p>
          </table:table-cell>
          <table:table-cell table:style-name="Interessados.A1" office:value-type="string">
            <text:p text:style-name="P31">Interessado</text:p>
          </table:table-cell>
          <table:table-cell table:style-name="Interessados.C1" office:value-type="string">
            <text:p text:style-name="P31">Necessidades</text:p>
          </table:table-cell>
        </table:table-row>
        <table:table-row>
          <table:table-cell table:style-name="Interessados.A2" office:value-type="string">
            <text:p text:style-name="P30">N1</text:p>
          </table:table-cell>
          <table:table-cell table:style-name="Interessados.A2" office:value-type="string">
            <text:p text:style-name="P30">Viajante</text:p>
          </table:table-cell>
          <table:table-cell table:style-name="Interessados.C2" office:value-type="string">
            <text:p text:style-name="P25">Ter acesso a informações e roteiros criados por outras pessoas</text:p>
          </table:table-cell>
        </table:table-row>
        <table:table-row>
          <table:table-cell table:style-name="Interessados.A2" office:value-type="string">
            <text:p text:style-name="P30">N2</text:p>
          </table:table-cell>
          <table:table-cell table:style-name="Interessados.A2" office:value-type="string">
            <text:p text:style-name="P30">Viajante</text:p>
          </table:table-cell>
          <table:table-cell table:style-name="Interessados.C2" office:value-type="string">
            <text:p text:style-name="P25">Armazenar e dar acesso a roteiros e informações criadas</text:p>
          </table:table-cell>
        </table:table-row>
        <table:table-row>
          <table:table-cell table:style-name="Interessados.A2" office:value-type="string">
            <text:p text:style-name="P30">N3</text:p>
          </table:table-cell>
          <table:table-cell table:style-name="Interessados.A2" office:value-type="string">
            <text:p text:style-name="P30">Viajante</text:p>
          </table:table-cell>
          <table:table-cell table:style-name="Interessados.C2" office:value-type="string">
            <text:p text:style-name="P15">Consultar roteiros de viagens de outras pessoas por locais ou pontos turísticos</text:p>
          </table:table-cell>
        </table:table-row>
        <table:table-row>
          <table:table-cell table:style-name="Interessados.A2" office:value-type="string">
            <text:p text:style-name="P30">N4</text:p>
          </table:table-cell>
          <table:table-cell table:style-name="Interessados.A2" office:value-type="string">
            <text:p text:style-name="P30">Viajante</text:p>
          </table:table-cell>
          <table:table-cell table:style-name="Interessados.C2" office:value-type="string">
            <text:p text:style-name="P15">Consultar pontos turísticos por cidades</text:p>
          </table:table-cell>
        </table:table-row>
        <table:table-row>
          <table:table-cell table:style-name="Interessados.A2" office:value-type="string">
            <text:p text:style-name="P30">N5</text:p>
          </table:table-cell>
          <table:table-cell table:style-name="Interessados.A2" office:value-type="string">
            <text:p text:style-name="P30">Viajante</text:p>
          </table:table-cell>
          <table:table-cell table:style-name="Interessados.C2" office:value-type="string">
            <text:p text:style-name="P15">Consultar eventos turísticos por cidades em um determinado período</text:p>
          </table:table-cell>
        </table:table-row>
        <table:table-row>
          <table:table-cell table:style-name="Interessados.A2" office:value-type="string">
            <text:p text:style-name="P30">N6</text:p>
          </table:table-cell>
          <table:table-cell table:style-name="Interessados.A2" office:value-type="string">
            <text:p text:style-name="P30">Viajante</text:p>
          </table:table-cell>
          <table:table-cell table:style-name="Interessados.C2" office:value-type="string">
            <text:p text:style-name="P25">Descobrir pontos turísticos próximos a um roteiro de viagem <text:soft-page-break/>pré-estabelecido.</text:p>
          </table:table-cell>
        </table:table-row>
        <table:table-row>
          <table:table-cell table:style-name="Interessados.A2" office:value-type="string">
            <text:p text:style-name="P30">N7</text:p>
          </table:table-cell>
          <table:table-cell table:style-name="Interessados.A2" office:value-type="string">
            <text:p text:style-name="P30">Viajante</text:p>
          </table:table-cell>
          <table:table-cell table:style-name="Interessados.C2" office:value-type="string">
            <text:p text:style-name="P15">Planejar o custo total e detalhado da viagem de acordo com o roteiro a ser realizado.</text:p>
          </table:table-cell>
        </table:table-row>
        <table:table-row>
          <table:table-cell table:style-name="Interessados.A2" office:value-type="string">
            <text:p text:style-name="P30">N8</text:p>
          </table:table-cell>
          <table:table-cell table:style-name="Interessados.A2" office:value-type="string">
            <text:p text:style-name="P30">Viajante</text:p>
          </table:table-cell>
          <table:table-cell table:style-name="Interessados.C2" office:value-type="string">
            <text:p text:style-name="P25">Ter acesso aos custos de pessoas que já realizaram um determinado roteiro com o intuito de planejar melhor os gastos de uma viagem.</text:p>
          </table:table-cell>
        </table:table-row>
        <table:table-row>
          <table:table-cell table:style-name="Interessados.A2" office:value-type="string">
            <text:p text:style-name="P30">N9</text:p>
          </table:table-cell>
          <table:table-cell table:style-name="Interessados.A2" office:value-type="string">
            <text:p text:style-name="P30">Viajante</text:p>
          </table:table-cell>
          <table:table-cell table:style-name="Interessados.C2" office:value-type="string">
            <text:p text:style-name="P15">Avaliar, criticar e dar dicas sobre determinados pontos turísticos, estabelecimentos ou eventos.</text:p>
          </table:table-cell>
        </table:table-row>
        <table:table-row>
          <table:table-cell table:style-name="Interessados.A2" office:value-type="string">
            <text:p text:style-name="P30">N10</text:p>
          </table:table-cell>
          <table:table-cell table:style-name="Interessados.A2" office:value-type="string">
            <text:p text:style-name="P30">Viajante</text:p>
          </table:table-cell>
          <table:table-cell table:style-name="Interessados.C2" office:value-type="string">
            <text:p text:style-name="P15">Ter acesso às informações detalhadas sobre os pontos turísticos e eventos de determinadas cidades.</text:p>
          </table:table-cell>
        </table:table-row>
      </table:table>
      <text:h text:style-name="P35" text:outline-level="1">5 – Características de Software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1">Características</text:p>
          </table:table-cell>
          <table:table-cell table:style-name="Tabela3.A1" office:value-type="string">
            <text:p text:style-name="P31">Descrição</text:p>
          </table:table-cell>
          <table:table-cell table:style-name="Tabela3.C1" office:value-type="string">
            <text:p text:style-name="P31">Necessidades</text:p>
          </table:table-cell>
        </table:table-row>
        <table:table-row>
          <table:table-cell table:style-name="Tabela3.A2" office:value-type="string">
            <text:p text:style-name="P16">Consulta de pessoas e seus roteiros</text:p>
          </table:table-cell>
          <table:table-cell table:style-name="Tabela3.A2" office:value-type="string">
            <text:p text:style-name="P15">Essa característica tem por objetivo permitir que o usuário tenha acesso às informações de uma pessoa, bem como seus roteiros</text:p>
          </table:table-cell>
          <table:table-cell table:style-name="Tabela3.C2" office:value-type="string">
            <text:p text:style-name="P30">N1</text:p>
          </table:table-cell>
        </table:table-row>
        <table:table-row>
          <table:table-cell table:style-name="Tabela3.A2" office:value-type="string">
            <text:p text:style-name="P16">Consulta de rotas alternativas criadas por outras pessoas</text:p>
          </table:table-cell>
          <table:table-cell table:style-name="Tabela3.A2" office:value-type="string">
            <text:p text:style-name="P15">Essa característica tem por objetivo <text:s/>permitir que o usuário tenha acesso a roteiro de outras pessoas, podendo assim, conhecer formas distintas de chegar a um mesmo destino, visando aproveitar o percurso para conhecer novos pontos turísticos.</text:p>
          </table:table-cell>
          <table:table-cell table:style-name="Tabela3.C2" office:value-type="string">
            <text:p text:style-name="P30">N1</text:p>
          </table:table-cell>
        </table:table-row>
        <table:table-row>
          <table:table-cell table:style-name="Tabela3.A2" office:value-type="string">
            <text:p text:style-name="P16">Cadastro e publicação de roteiros</text:p>
          </table:table-cell>
          <table:table-cell table:style-name="Tabela3.A2" office:value-type="string">
            <text:p text:style-name="P15">Essa característica tem por objetivo permitir que o usuário cadastre e publique seus próprios roteiros</text:p>
          </table:table-cell>
          <table:table-cell table:style-name="Tabela3.C2" office:value-type="string">
            <text:p text:style-name="P30">N2</text:p>
          </table:table-cell>
        </table:table-row>
        <table:table-row>
          <table:table-cell table:style-name="Tabela3.A2" office:value-type="string">
            <text:p text:style-name="P16">Consulta de viagens por localização ou ponto turístico</text:p>
          </table:table-cell>
          <table:table-cell table:style-name="Tabela3.A2" office:value-type="string">
            <text:p text:style-name="P15">Essa característica tem por objetivo permitir que o usuário tenha acesso às informações das viagens de outras pessoas através de sua localização ou ponto turístico</text:p>
          </table:table-cell>
          <table:table-cell table:style-name="Tabela3.C2" office:value-type="string">
            <text:p text:style-name="P30">N3</text:p>
          </table:table-cell>
        </table:table-row>
        <table:table-row>
          <table:table-cell table:style-name="Tabela3.A2" office:value-type="string">
            <text:p text:style-name="P16">Consulta de pontos turísticos por cidades</text:p>
          </table:table-cell>
          <table:table-cell table:style-name="Tabela3.A2" office:value-type="string">
            <text:p text:style-name="P15">Essa característica tem por objetivo permitir que o usuário tenha acesso aos pontos turísticos das cidades <text:soft-page-break/>disponíveis</text:p>
          </table:table-cell>
          <table:table-cell table:style-name="Tabela3.C2" office:value-type="string">
            <text:p text:style-name="P30">N4</text:p>
          </table:table-cell>
        </table:table-row>
        <table:table-row>
          <table:table-cell table:style-name="Tabela3.A2" office:value-type="string">
            <text:p text:style-name="P16">Consulta de eventos por cidades</text:p>
          </table:table-cell>
          <table:table-cell table:style-name="Tabela3.A2" office:value-type="string">
            <text:p text:style-name="P15">Essa característica tem por objetivo permitir que o usuário tenha acesso aos eventos de uma cidade em um determinado período</text:p>
          </table:table-cell>
          <table:table-cell table:style-name="Tabela3.C2" office:value-type="string">
            <text:p text:style-name="P30">N5</text:p>
          </table:table-cell>
        </table:table-row>
        <table:table-row>
          <table:table-cell table:style-name="Tabela3.A2" office:value-type="string">
            <text:p text:style-name="P16">Sugestão de pontos turísticos em um roteiro</text:p>
          </table:table-cell>
          <table:table-cell table:style-name="Tabela3.A2" office:value-type="string">
            <text:p text:style-name="P15">Essa característica tem por objetivo sugerir pontos turísticos ao longo de um percurso de viagem </text:p>
          </table:table-cell>
          <table:table-cell table:style-name="Tabela3.C2" office:value-type="string">
            <text:p text:style-name="P30">N6</text:p>
          </table:table-cell>
        </table:table-row>
        <table:table-row>
          <table:table-cell table:style-name="Tabela3.A2" office:value-type="string">
            <text:p text:style-name="P16">Cadastrar custos</text:p>
          </table:table-cell>
          <table:table-cell table:style-name="Tabela3.A2" office:value-type="string">
            <text:p text:style-name="P15">Essa característica tem por objetivo permitir que o usuário possa cadastrar os custos de roteiros e viagens por ele realizados. </text:p>
          </table:table-cell>
          <table:table-cell table:style-name="Tabela3.C2" office:value-type="string">
            <text:p text:style-name="P30">N7</text:p>
          </table:table-cell>
        </table:table-row>
        <table:table-row>
          <table:table-cell table:style-name="Tabela3.A2" office:value-type="string">
            <text:p text:style-name="P16">Consulta de custos</text:p>
          </table:table-cell>
          <table:table-cell table:style-name="Tabela3.A2" office:value-type="string">
            <text:p text:style-name="P15">Essa característica tem por objetivo permitir que o usuário possa ter acesso aos custos cadastrados por ele e outros usuários.</text:p>
          </table:table-cell>
          <table:table-cell table:style-name="Tabela3.C2" office:value-type="string">
            <text:p text:style-name="P30">N8</text:p>
          </table:table-cell>
        </table:table-row>
        <table:table-row>
          <table:table-cell table:style-name="Tabela3.A2" office:value-type="string">
            <text:p text:style-name="P16">Cadastrar avaliações, críticas e dicas</text:p>
          </table:table-cell>
          <table:table-cell table:style-name="Tabela3.A2" office:value-type="string">
            <text:p text:style-name="P15">Essa característica tem por objetivo permitir que o usuário possa cadastrar avaliações, críticas e dicas de um determinado ponto turístico, estabelecimento ou evento.</text:p>
          </table:table-cell>
          <table:table-cell table:style-name="Tabela3.C2" office:value-type="string">
            <text:p text:style-name="P30">N9</text:p>
          </table:table-cell>
        </table:table-row>
        <table:table-row>
          <table:table-cell table:style-name="Tabela3.A2" office:value-type="string">
            <text:p text:style-name="P16">Consulta detalhada de pontos turísticos e eventos</text:p>
          </table:table-cell>
          <table:table-cell table:style-name="Tabela3.A2" office:value-type="string">
            <text:p text:style-name="P15">Essa característica tem por objetivo permitir que o usuário possa ter acesso às informações detalhadas sobre os pontos turísticos e eventos de determinadas cidades.</text:p>
          </table:table-cell>
          <table:table-cell table:style-name="Tabela3.C2" office:value-type="string">
            <text:p text:style-name="P30">N10</text:p>
          </table:table-cell>
        </table:table-row>
      </table:table>
      <text:h text:style-name="P35" text:outline-level="1">6 – Requisitos Não-Funcionais</text:h>
      <text:p text:style-name="P3"><text:tab/>O software deve atender os seguintes requisitos não funcionais:</text:p>
      <text:list xml:id="list757913752" text:style-name="L3">
        <text:list-item>
          <text:p text:style-name="P5">Confiabilidade:</text:p>
        </text:list-item>
      </text:list>
      <text:p text:style-name="P3"><text:tab/><text:tab/>Não existem requisitos de confiabilidade.</text:p>
      <text:list xml:id="list894168438" text:style-name="L4">
        <text:list-item>
          <text:p text:style-name="P6">Portabilidade:</text:p>
        </text:list-item>
      </text:list>
      <text:p text:style-name="P8">O sistema deve poder ser operado via computadores (sistemas operacionais Windows XP ou superior, Linux e MAC-OS, além dos browsers IE 7 ou <text:soft-page-break/>superior, Firefox 2 ou superior, google chrome e Safari).</text:p>
      <text:list xml:id="list1300869361" text:style-name="L5">
        <text:list-item>
          <text:p text:style-name="P7">Segurança:</text:p>
        </text:list-item>
      </text:list>
      <text:p text:style-name="P26">O acesso ao <text:s/>cadastramento de dados deve ser concedido apenas a usuários devidamente cadastrados e autorizados. As consultas ficam liberadas para qualquer usuário.</text:p>
      <text:h text:style-name="P35" text:outline-level="1">7 – Ambiente de Operação</text:h>
      <table:table table:name="AmbienteOperacional" table:style-name="AmbienteOperacional">
        <table:table-column table:style-name="AmbienteOperacional.A"/>
        <table:table-column table:style-name="AmbienteOperacional.B"/>
        <table:table-row>
          <table:table-cell table:style-name="AmbienteOperacional.A1" office:value-type="string">
            <text:p text:style-name="P32">Descrição do Ambiente</text:p>
          </table:table-cell>
          <table:table-cell table:style-name="AmbienteOperacional.B1" office:value-type="string">
            <text:p text:style-name="P15">O sistema será acessado via Web (browser Internet Explorer 7 ou superior, Firefox 2 ou superior, Google Chrome ou Safari).</text:p>
          </table:table-cell>
        </table:table-row>
        <table:table-row>
          <table:table-cell table:style-name="AmbienteOperacional.A2" office:value-type="string">
            <text:p text:style-name="P32">Números de Usuário</text:p>
          </table:table-cell>
          <table:table-cell table:style-name="AmbienteOperacional.B2" office:value-type="string">
            <text:p text:style-name="P20">Em torno de 1000 acessos diários.</text:p>
            <text:p text:style-name="P18"/>
          </table:table-cell>
        </table:table-row>
        <table:table-row>
          <table:table-cell table:style-name="AmbienteOperacional.A2" office:value-type="string">
            <text:p text:style-name="P32">Acessos Simultâneos</text:p>
          </table:table-cell>
          <table:table-cell table:style-name="AmbienteOperacional.B2" office:value-type="string">
            <text:p text:style-name="P20">Em torno de 200.</text:p>
          </table:table-cell>
        </table:table-row>
        <table:table-row>
          <table:table-cell table:style-name="AmbienteOperacional.A2" office:value-type="string">
            <text:p text:style-name="P32">Computadores</text:p>
          </table:table-cell>
          <table:table-cell table:style-name="AmbienteOperacional.B2" office:value-type="string">
            <text:p text:style-name="P20">Com pelo menos 80 GB de HD, processador com clock de pelo menos 2 GHz e 2048 MB de memória RAM e acesso a internet com uma conexão de pelo menos 2 MB/s.</text:p>
          </table:table-cell>
        </table:table-row>
        <table:table-row>
          <table:table-cell table:style-name="AmbienteOperacional.A2" office:value-type="string">
            <text:p text:style-name="P32">Internet</text:p>
          </table:table-cell>
          <table:table-cell table:style-name="AmbienteOperacional.B2" office:value-type="string">
            <text:p text:style-name="P20">Internos: Conexão Ethernet a 100 Mbps.</text:p>
            <text:p text:style-name="P18">Externos: Não tem como avaliar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text" style:family="paragraph" style:parent-style-name="Standard">
      <style:paragraph-properties fo:margin-left="0.501cm" fo:margin-right="0cm" fo:margin-top="0.106cm" fo:margin-bottom="0.106cm" style:line-height-at-least="0.423cm" fo:keep-together="always" fo:orphans="0" fo:widows="0" fo:hyphenation-ladder-count="no-limit" fo:text-indent="0cm" style:auto-text-indent="false"/>
      <style:text-properties style:font-name="Arial" fo:font-size="10pt" fo:language="en" fo:country="US" style:font-name-asian="Times New Roman" style:font-size-asian="10pt" style:font-name-complex="Times New Roman" style:font-size-complex="10pt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6T09:18:32</meta:creation-date>
    <dc:date>2009-08-26T10:39:25</dc:date>
    <meta:editing-duration>PT00H47M59S</meta:editing-duration>
    <meta:editing-cycles>7</meta:editing-cycles>
    <meta:generator>OpenOffice.org/3.0$Unix OpenOffice.org_project/300m15$Build-9379</meta:generator>
    <meta:document-statistic meta:table-count="7" meta:image-count="0" meta:object-count="0" meta:page-count="8" meta:paragraph-count="175" meta:word-count="1137" meta:character-count="7219"/>
    <meta:user-defined meta:name="Informações 1"/>
    <meta:user-defined meta:name="Informações 2"/>
    <meta:user-defined meta:name="Informações 3"/>
    <meta:user-defined meta:name="Informações 4"/>
  </office:meta>
</office:document-meta>
</file>